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B8700009698000054AB70D21C99.svg" manifest:media-type=""/>
  <manifest:file-entry manifest:full-path="Pictures/10000201000003AF00000212CDFF6598.png" manifest:media-type=""/>
  <manifest:file-entry manifest:full-path="Pictures/1000068800009698000054AB537EA062.svg" manifest:media-type=""/>
  <manifest:file-entry manifest:full-path="Pictures/10000201000003AF000002120651B98F.png" manifest:media-type=""/>
  <manifest:file-entry manifest:full-path="Pictures/1000073F00009698000054ABB5FBC61A.svg" manifest:media-type=""/>
  <manifest:file-entry manifest:full-path="Pictures/10000201000003AF00000212F4C696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draw:auto-grow-height="true" fo:min-height="12.1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Green-title">
      <style:graphic-properties draw:auto-grow-height="true" fo:min-height="3.505cm"/>
    </style:style>
    <style:style style:name="pr5" style:family="presentation" style:parent-style-name="AbstractGreen-subtitle">
      <style:graphic-properties draw:fill-color="#ffffff" draw:auto-grow-height="true" fo:min-height="12.18cm"/>
    </style:style>
    <style:style style:name="pr6" style:family="presentation" style:parent-style-name="AbstractGreen-notes">
      <style:graphic-properties draw:fill-color="#ffffff" draw:auto-grow-height="true" fo:min-height="13.364cm"/>
    </style:style>
    <style:style style:name="pr7" style:family="presentation" style:parent-style-name="AbstractYellow-title">
      <style:graphic-properties draw:auto-grow-height="true" fo:min-height="3.505cm"/>
    </style:style>
    <style:style style:name="pr8" style:family="presentation" style:parent-style-name="AbstractYellow-subtitle">
      <style:graphic-properties draw:fill-color="#ffffff" draw:auto-grow-height="true" fo:min-height="12.18cm"/>
    </style:style>
    <style:style style:name="pr9" style:family="presentation" style:parent-style-name="AbstractYellow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Leap Motion</text:p>
          </draw:text-box>
        </draw:frame>
        <draw:frame presentation:style-name="pr2" draw:layer="layout" svg:width="25.199cm" svg:height="12.18cm" svg:x="1.4cm" svg:y="4.913cm" presentation:class="subtitle">
          <draw:text-box>
            <text:p>Sivu 1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bstractGreen" presentation:presentation-page-layout-name="AL1T0" xml:id="id1" draw:id="id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Leap Motion</text:p>
          </draw:text-box>
        </draw:frame>
        <draw:frame presentation:style-name="pr5" draw:layer="layout" svg:width="25.199cm" svg:height="12.18cm" svg:x="1.4cm" svg:y="4.913cm" presentation:class="subtitle">
          <draw:text-box>
            <text:p>Sivu 2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bstractYellow" presentation:presentation-page-layout-name="AL1T0" xml:id="id2" draw:id="id2">
        <office:forms form:automatic-focus="false" form:apply-design-mode="false"/>
        <draw:frame presentation:style-name="pr7" draw:layer="layout" svg:width="25.199cm" svg:height="3.505cm" svg:x="1.335cm" svg:y="1.19cm" presentation:class="title">
          <draw:text-box>
            <text:p>Leap Motion</text:p>
          </draw:text-box>
        </draw:frame>
        <draw:frame presentation:style-name="pr8" draw:layer="layout" svg:width="23.442cm" svg:height="12.18cm" svg:x="2.279cm" svg:y="5.195cm" presentation:class="subtitle">
          <draw:text-box>
            <text:p>Sivu 3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41cm" fo:text-indent="0cm"/>
      <style:text-properties fo:color="#333333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color="#333333" fo:font-size="30.2999992370605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4cm" fo:text-indent="0cm"/>
      <style:text-properties fo:color="#333333"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6cm" fo:text-indent="0cm"/>
      <style:text-properties fo:color="#333333"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8cm" fo:text-indent="0cm"/>
      <style:text-properties fo:color="#333333"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swiss" style:font-pitch="variable" fo:font-size="5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stractYellow-title">
      <style:graphic-properties draw:auto-grow-height="false" fo:min-height="3.239cm"/>
    </style:style>
    <style:style style:name="Mpr11" style:family="presentation" style:parent-style-name="AbstractYellow-outline1">
      <style:graphic-properties fo:min-height="11.252cm"/>
    </style:style>
    <style:style style:name="Mpr12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13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48pt" style:font-size-asian="48pt" style:font-size-complex="48pt"/>
    </style:style>
    <style:style style:name="MT4" style:family="text">
      <style:text-properties fo:font-size="44pt" style:font-size-asian="44pt" style:font-size-complex="44pt"/>
    </style:style>
    <style:style style:name="MT5" style:family="text">
      <style:text-properties fo:font-size="36pt" style:font-size-asian="36pt" style:font-size-complex="36pt"/>
    </style:style>
    <style:style style:name="MT6" style:family="text">
      <style:text-properties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F4C6962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4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0651B98F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4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6cm" svg:x="0cm" svg:y="0cm">
        <draw:image xlink:href="Pictures/10000201000003AF00000212CDFF6598.png" xlink:type="simple" xlink:show="embed" xlink:actuate="onLoad"/>
        <draw:image xlink:href="Pictures/10000B8700009698000054AB70D21C99.svg" xlink:type="simple" xlink:show="embed" xlink:actuate="onLoad">
          <text:p/>
        </draw:image>
      </draw:frame>
      <draw:frame presentation:style-name="Mpr10" draw:layer="backgroundobjects" svg:width="25.199cm" svg:height="3.505cm" svg:x="1.335cm" svg:y="1.19cm" presentation:class="title">
        <draw:text-box>
          <text:p>Click to edit the title text format</text:p>
        </draw:text-box>
      </draw:frame>
      <draw:frame presentation:style-name="Mpr11" draw:layer="backgroundobjects" svg:width="23.442cm" svg:height="12.18cm" svg:x="2.279cm" svg:y="5.195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2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12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0.001cm" svg:height="0.001cm" svg:x="0cm" svg:y="2.124cm" presentation:class="page"/>
        <draw:frame presentation:style-name="AbstractYellow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3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4" draw:text-style-name="MP1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4" draw:text-style-name="MP2" draw:layer="backgroundobjects" svg:width="9.368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13:20:09</meta:creation-date>
    <dc:date>2013-08-02T14:01:10</dc:date>
    <meta:editing-duration>PT24M15S</meta:editing-duration>
    <meta:editing-cycles>1</meta:editing-cycles>
    <meta:document-statistic meta:object-count="69"/>
    <meta:generator>LibreOffice/4.0.2.2$Linux_X86_64 LibreOffice_project/400m0$Build-2</meta:generator>
  </office:meta>
</office:document-meta>
</file>